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469cm" svg:y="1.243cm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469cm" svg:y="10.14cm">
            <draw:object draw:notify-on-update-of-ranges="Sheet1.A23:Sheet1.A23 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44444444444444" calcext:value-type="float">
            <text:p>0.006444444444444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33333333333333" calcext:value-type="float">
            <text:p>0.00533333333333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44444444444444" calcext:value-type="float">
            <text:p>0.006444444444444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02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02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023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102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02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023"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number-columns-repeated="1023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number-columns-repeated="1023"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number-columns-repeated="1023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number-columns-repeated="1023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3T18:00:19.076808280</dc:date>
    <meta:editing-duration>PT10M54S</meta:editing-duration>
    <meta:editing-cycles>4</meta:editing-cycles>
    <meta:generator>LibreOffice/6.4.6.2$Linux_X86_64 LibreOffice_project/40$Build-2</meta:generator>
    <meta:document-statistic meta:table-count="1" meta:cell-count="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B11" chart:data-source-has-labels="column" svg:x="0.32cm" svg:y="0.18cm" svg:width="13.097cm" svg:height="8.64cm">
          <chartooo:coordinate-region svg:x="1.418cm" svg:y="0.379cm" svg:width="11.999cm" svg:height="7.794cm"/>
          <chart:axis chart:dimension="x" chart:name="primary-x" chart:style-name="ch4" chartooo:axis-type="auto">
            <chartooo:date-scale/>
            <chart:categories table:cell-range-address="Sheet1.A1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xample</text:p>
                <draw:g>
                  <svg:desc>Sheet1.A1:Sheet1.A11</svg:desc>
                </draw:g>
              </table:table-cell>
              <table:table-cell office:value-type="float" office:value="NaN">
                <text:p>NaN</text:p>
                <draw:g>
                  <svg:desc>Sheet1.B1:Sheet1.B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1cm" style:legend-expansion="high" chart:style-name="ch2"/>
        <chart:plot-area chart:style-name="ch3" table:cell-range-address="Sheet1.A23:Sheet1.B29" chart:data-source-has-labels="row" svg:x="0.32cm" svg:y="0.18cm" svg:width="12.746cm" svg:height="8.64cm">
          <chartooo:coordinate-region svg:x="1.418cm" svg:y="0.379cm" svg:width="11.3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4:Sheet1.A29</svg:desc>
                </draw:g>
              </table:table-cell>
              <table:table-cell office:value-type="float" office:value="0.00533333333333333">
                <text:p>0.00533333333333333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644444444444444">
                <text:p>0.006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